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fo:background-color="#D0D0D0"/>
    </style:style>
    <style:style style:name="ce1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6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7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fo:background-color="#FF0000"/>
    </style:style>
    <style:style style:name="ce19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0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fo:background-color="#A02B93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D0D0D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9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fo:background-color="#FF0000"/>
    </style:style>
    <style:style style:name="ce41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ackground-color="#FF0000"/>
    </style:style>
    <style:style style:name="ce4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5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6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47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6.39483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4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5"/>
        <table:table-column table:style-name="co2" table:default-cell-style-name="ce26"/>
        <table:table-column table:style-name="co4" table:default-cell-style-name="ce24"/>
        <table:table-column table:style-name="co5" table:default-cell-style-name="ce3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2">
            <text:p>-</text:p>
          </table:table-cell>
          <table:table-cell table:style-name="ce23"/>
          <table:table-cell office:value-type="string" table:style-name="ce24">
            <text:p>T1</text:p>
          </table:table-cell>
          <table:table-cell table:style-name="ce32"/>
          <table:table-cell table:number-columns-repeated="16380" table:style-name="ce24"/>
        </table:table-row>
        <table:table-row table:style-name="ro2">
          <table:table-cell office:value-type="string" table:style-name="ce22">
            <text:p>(?&lt;![cln])h</text:p>
          </table:table-cell>
          <table:table-cell table:style-name="ce23"/>
          <table:table-cell office:value-type="string" table:style-name="ce24">
            <text:p>T2</text:p>
          </table:table-cell>
          <table:table-cell table:style-name="ce32"/>
          <table:table-cell table:number-columns-repeated="16380" table:style-name="ce24"/>
        </table:table-row>
        <table:table-row table:style-name="ro2">
          <table:table-cell office:value-type="string" table:style-name="ce22">
            <text:p>e(?=ˈ[aáâãeéêoóôõ])</text:p>
          </table:table-cell>
          <table:table-cell office:value-type="string" table:style-name="ce23">
            <text:p>i</text:p>
          </table:table-cell>
          <table:table-cell office:value-type="string" table:style-name="ce24">
            <text:p>T3</text:p>
          </table:table-cell>
          <table:table-cell table:style-name="ce32"/>
          <table:table-cell table:number-columns-repeated="16380" table:style-name="ce24"/>
        </table:table-row>
        <table:table-row table:style-name="ro2">
          <table:table-cell office:value-type="string" table:style-name="ce22">
            <text:p>e(?=[aáâãeéêoóôõ])</text:p>
          </table:table-cell>
          <table:table-cell office:value-type="string" table:style-name="ce23">
            <text:p>i</text:p>
          </table:table-cell>
          <table:table-cell office:value-type="string" table:style-name="ce24">
            <text:p>T4</text:p>
          </table:table-cell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4">
            <text:p>(?&lt;!^)o(?![mnliu][ˈ bcçdfhgjlmnpqrstvxz])(?=.*ˈ)</text:p>
          </table:table-cell>
          <table:table-cell office:value-type="string" table:style-name="ce23">
            <text:p>u</text:p>
          </table:table-cell>
          <table:table-cell office:value-type="string" table:style-name="ce24">
            <text:p>T5</text:p>
          </table:table-cell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4">
            <text:p>(?&lt;!^)a(?![mnliou][ˈ bcçdfhgjlmnpqrstvxz])(?=.*ˈ)</text:p>
          </table:table-cell>
          <table:table-cell office:value-type="string" table:style-name="ce23">
            <text:p>ɐ</text:p>
          </table:table-cell>
          <table:table-cell office:value-type="string" table:style-name="ce35">
            <text:p>T6</text:p>
          </table:table-cell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4">
            <text:p>(?&lt;!^)e(?![mnliu][ˈ bcçdfhgjlmnpqrstvxz])(?=.*ˈ)</text:p>
          </table:table-cell>
          <table:table-cell office:value-type="string" table:style-name="ce23">
            <text:p>ɨ</text:p>
          </table:table-cell>
          <table:table-cell office:value-type="string" table:style-name="ce35">
            <text:p>T7</text:p>
          </table:table-cell>
          <table:table-cell table:style-name="ce32"/>
          <table:table-cell table:number-columns-repeated="16380" table:style-name="ce24"/>
        </table:table-row>
        <table:table-row table:style-name="ro3">
          <table:table-cell office:value-type="string" table:style-name="ce34">
            <text:p>(?&lt;!ã)o(?!óõô)$</text:p>
          </table:table-cell>
          <table:table-cell office:value-type="string" table:style-name="ce23">
            <text:p>u</text:p>
          </table:table-cell>
          <table:table-cell table:style-name="ce35"/>
          <table:table-cell table:style-name="ce36"/>
          <table:table-cell table:number-columns-repeated="16380" table:style-name="ce35"/>
        </table:table-row>
        <table:table-row table:style-name="ro1">
          <table:table-cell office:value-type="string" table:style-name="ce34">
            <text:p>a(?!áãâ)$</text:p>
          </table:table-cell>
          <table:table-cell office:value-type="string" table:style-name="ce23">
            <text:p>ɐ</text:p>
          </table:table-cell>
          <table:table-cell table:style-name="ce24"/>
          <table:table-cell table:style-name="ce36"/>
          <table:table-cell table:number-columns-repeated="16380" table:style-name="ce35"/>
        </table:table-row>
        <table:table-row table:style-name="ro1">
          <table:table-cell office:value-type="string" table:style-name="ce34">
            <text:p>(?&lt;!ã)e(?!éê)$</text:p>
          </table:table-cell>
          <table:table-cell office:value-type="string" table:style-name="ce23">
            <text:p>ɨ</text:p>
          </table:table-cell>
          <table:table-cell table:style-name="ce24"/>
          <table:table-cell table:style-name="ce36"/>
          <table:table-cell table:number-columns-repeated="16380" table:style-name="ce35"/>
        </table:table-row>
        <table:table-row table:style-name="ro4">
          <table:table-cell office:value-type="string" table:style-name="ce34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23">
            <text:p>u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4">
          <table:table-cell office:value-type="string" table:style-name="ce34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23">
            <text:p>ɐ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5">
          <table:table-cell office:value-type="string" table:style-name="ce34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23">
            <text:p>ɨ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6">
          <table:table-cell office:value-type="string" table:style-name="ce22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23">
            <text:p>ɨ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6">
          <table:table-cell office:value-type="string" table:style-name="ce22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23">
            <text:p>u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5">
            <text:p>(im|in|ín)(?=[ˈ bcçdgjlmnpqrstvxz])</text:p>
          </table:table-cell>
          <table:table-cell office:value-type="string" table:style-name="ce35">
            <text:p>ĩ</text:p>
          </table:table-cell>
          <table:table-cell table:style-name="ce35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5">
            <text:p>(om|on|ôn)(?=[ˈ bcçdgjlmnpqrstvxz])</text:p>
          </table:table-cell>
          <table:table-cell office:value-type="string" table:style-name="ce35">
            <text:p>õ</text:p>
          </table:table-cell>
          <table:table-cell table:style-name="ce35"/>
          <table:table-cell table:style-name="ce32"/>
          <table:table-cell table:number-columns-repeated="16380" table:style-name="ce24"/>
        </table:table-row>
        <table:table-row table:style-name="ro3">
          <table:table-cell office:value-type="string" table:style-name="ce35">
            <text:p>(am|âm|an|ân)(?=[ˈ bcçdgjlmnpqrstvxz])</text:p>
          </table:table-cell>
          <table:table-cell office:value-type="string" table:style-name="ce35">
            <text:p>ɐ̃</text:p>
          </table:table-cell>
          <table:table-cell table:style-name="ce35"/>
          <table:table-cell table:style-name="ce36"/>
          <table:table-cell table:number-columns-repeated="16380" table:style-name="ce35"/>
        </table:table-row>
        <table:table-row table:style-name="ro3">
          <table:table-cell office:value-type="string" table:style-name="ce35">
            <text:p>(em|en|ên)(?=[ˈ bcçdgjlmnpqrstvxz])</text:p>
          </table:table-cell>
          <table:table-cell office:value-type="string" table:style-name="ce35">
            <text:p>ẽ</text:p>
          </table:table-cell>
          <table:table-cell table:style-name="ce35"/>
          <table:table-cell table:style-name="ce36"/>
          <table:table-cell table:number-columns-repeated="16380" table:style-name="ce35"/>
        </table:table-row>
        <table:table-row table:style-name="ro1">
          <table:table-cell office:value-type="string" table:style-name="ce35">
            <text:p>(um|un)(?=[ˈ bcçdgjlmnpqrstvxz])</text:p>
          </table:table-cell>
          <table:table-cell office:value-type="string" table:style-name="ce35">
            <text:p>ũ</text:p>
          </table:table-cell>
          <table:table-cell table:style-name="ce24"/>
          <table:table-cell table:style-name="ce36"/>
          <table:table-cell table:number-columns-repeated="16380" table:style-name="ce35"/>
        </table:table-row>
        <table:table-row table:style-name="ro3">
          <table:table-cell office:value-type="string" table:style-name="ce35">
            <text:p>im$</text:p>
          </table:table-cell>
          <table:table-cell office:value-type="string" table:style-name="ce35">
            <text:p>ĩ</text:p>
          </table:table-cell>
          <table:table-cell table:style-name="ce37"/>
          <table:table-cell table:style-name="ce36"/>
          <table:table-cell table:number-columns-repeated="16380" table:style-name="ce35"/>
        </table:table-row>
        <table:table-row table:style-name="ro1">
          <table:table-cell office:value-type="string" table:style-name="ce35">
            <text:p>om$</text:p>
          </table:table-cell>
          <table:table-cell office:value-type="string" table:style-name="ce35">
            <text:p>õ</text:p>
          </table:table-cell>
          <table:table-cell table:style-name="ce37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4">
            <text:p>ã(?!o)$</text:p>
          </table:table-cell>
          <table:table-cell office:value-type="string" table:style-name="ce34">
            <text:p>ɐ̃</text:p>
          </table:table-cell>
          <table:table-cell table:style-name="ce37"/>
          <table:table-cell table:style-name="ce43"/>
          <table:table-cell table:number-columns-repeated="22" table:style-name="ce37"/>
          <table:table-cell table:number-columns-repeated="16358" table:style-name="ce24"/>
        </table:table-row>
        <table:table-row table:style-name="ro1">
          <table:table-cell office:value-type="string" table:style-name="ce34">
            <text:p>um$</text:p>
          </table:table-cell>
          <table:table-cell office:value-type="string" table:style-name="ce34">
            <text:p>ũ</text:p>
          </table:table-cell>
          <table:table-cell table:style-name="ce24"/>
          <table:table-cell table:style-name="ce43"/>
          <table:table-cell table:number-columns-repeated="22" table:style-name="ce37"/>
          <table:table-cell table:number-columns-repeated="16358" table:style-name="ce24"/>
        </table:table-row>
        <table:table-row table:style-name="ro1">
          <table:table-cell office:value-type="string" table:style-name="ce34">
            <text:p>(?&lt;=[ˈaáãɐɐ̃eéẽɨiĩoóõuúũ])j(?=[aáãɐɐ̃eéẽɨiĩoóõuúũ])</text:p>
          </table:table-cell>
          <table:table-cell office:value-type="string" table:style-name="ce23">
            <text:p>ʒ</text:p>
          </table:table-cell>
          <table:table-cell table:style-name="ce37"/>
          <table:table-cell table:style-name="ce43"/>
          <table:table-cell table:number-columns-repeated="22" table:style-name="ce37"/>
          <table:table-cell table:number-columns-repeated="16358" table:style-name="ce24"/>
        </table:table-row>
        <table:table-row table:style-name="ro7">
          <table:table-cell office:value-type="string" table:style-name="ce22">
            <text:p>^j</text:p>
          </table:table-cell>
          <table:table-cell office:value-type="string" table:style-name="ce23">
            <text:p>ʒ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4">
            <text:p>(ém|em)$</text:p>
          </table:table-cell>
          <table:table-cell office:value-type="string" table:style-name="ce34">
            <text:p>ɐ̃j̃</text:p>
          </table:table-cell>
          <table:table-cell table:style-name="ce37"/>
          <table:table-cell table:style-name="ce43"/>
          <table:table-cell table:number-columns-repeated="22" table:style-name="ce37"/>
          <table:table-cell table:number-columns-repeated="16358" table:style-name="ce24"/>
        </table:table-row>
        <table:table-row table:style-name="ro1">
          <table:table-cell office:value-type="string" table:style-name="ce22">
            <text:p>ão</text:p>
          </table:table-cell>
          <table:table-cell office:value-type="string" table:style-name="ce23">
            <text:p>ɐ̃w̃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8">
            <text:p>mũj̃tu</text:p>
          </table:table-cell>
          <table:table-cell table:style-name="ce24"/>
          <table:table-cell table:style-name="ce27"/>
          <table:table-cell table:number-columns-repeated="22" table:style-name="ce9"/>
          <table:table-cell table:number-columns-repeated="16358" table:style-name="ce10"/>
        </table:table-row>
        <table:table-row table:style-name="ro1">
          <table:table-cell office:value-type="string" table:style-name="ce22">
            <text:p>ai</text:p>
          </table:table-cell>
          <table:table-cell office:value-type="string" table:style-name="ce23">
            <text:p>aj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ei</text:p>
          </table:table-cell>
          <table:table-cell office:value-type="string" table:style-name="ce23">
            <text:p>ɐj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8">
            <text:p>oi</text:p>
          </table:table-cell>
          <table:table-cell office:value-type="string" table:style-name="ce39">
            <text:p>oj</text:p>
          </table:table-cell>
          <table:table-cell table:style-name="ce40"/>
          <table:table-cell table:style-name="ce41"/>
          <table:table-cell table:number-columns-repeated="16380" table:style-name="ce42"/>
        </table:table-row>
        <table:table-row table:style-name="ro1">
          <table:table-cell office:value-type="string" table:style-name="ce11">
            <text:p>ói</text:p>
          </table:table-cell>
          <table:table-cell office:value-type="string" table:style-name="ce12">
            <text:p>ɔj</text:p>
          </table:table-cell>
          <table:table-cell table:style-name="ce24"/>
          <table:table-cell table:style-name="ce28"/>
          <table:table-cell table:number-columns-repeated="16380" table:style-name="ce13"/>
        </table:table-row>
        <table:table-row table:style-name="ro1">
          <table:table-cell office:value-type="string" table:style-name="ce22">
            <text:p>(?&lt;![gq])ui</text:p>
          </table:table-cell>
          <table:table-cell office:value-type="string" table:style-name="ce23">
            <text:p>uj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(au|ao)</text:p>
          </table:table-cell>
          <table:table-cell office:value-type="string" table:style-name="ce23">
            <text:p>aw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eu</text:p>
          </table:table-cell>
          <table:table-cell office:value-type="string" table:style-name="ce23">
            <text:p>ew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11">
            <text:p>éi</text:p>
          </table:table-cell>
          <table:table-cell office:value-type="string" table:style-name="ce12">
            <text:p>ɛj</text:p>
          </table:table-cell>
          <table:table-cell table:style-name="ce24"/>
          <table:table-cell table:style-name="ce28"/>
          <table:table-cell table:number-columns-repeated="16380" table:style-name="ce13"/>
        </table:table-row>
        <table:table-row table:style-name="ro1">
          <table:table-cell office:value-type="string" table:style-name="ce22">
            <text:p>éu</text:p>
          </table:table-cell>
          <table:table-cell office:value-type="string" table:style-name="ce23">
            <text:p>ɛw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í</text:p>
          </table:table-cell>
          <table:table-cell office:value-type="string" table:style-name="ce23">
            <text:p>i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3">
            <text:p>e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é</text:p>
          </table:table-cell>
          <table:table-cell office:value-type="string" table:style-name="ce23">
            <text:p>ɛ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ú</text:p>
          </table:table-cell>
          <table:table-cell office:value-type="string" table:style-name="ce23">
            <text:p>u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3">
            <text:p>o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ó</text:p>
          </table:table-cell>
          <table:table-cell office:value-type="string" table:style-name="ce23">
            <text:p>ɔ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á</text:p>
          </table:table-cell>
          <table:table-cell office:value-type="string" table:style-name="ce23">
            <text:p>a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(?&lt;=[aɐeɛɨijoɔuw])l(?=[ˈ bcçdfgʒklmnpqrstvxz])</text:p>
          </table:table-cell>
          <table:table-cell office:value-type="string" table:style-name="ce23">
            <text:p>ɫ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l$</text:p>
          </table:table-cell>
          <table:table-cell office:value-type="string" table:style-name="ce23">
            <text:p>ɫ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(?&lt;!ˈ(b|c|ç|d|f|gu|g|ch|nh|lh|j|l|m|n|p|qu|r|rr|s|ss|t|v|x|z|pr|br|tr|dr|cr|gr|fr|vr|pl|bl|cl|gl|fl))e(?=ɫ)</text:p>
          </table:table-cell>
          <table:table-cell office:value-type="string" table:style-name="ce23">
            <text:p>ɛ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(?&lt;!ˈ)^a(?![jwɫ])</text:p>
          </table:table-cell>
          <table:table-cell office:value-type="string" table:style-name="ce23">
            <text:p>ɐ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(?&lt;!ˈ)^o(?![juɫ])</text:p>
          </table:table-cell>
          <table:table-cell office:value-type="string" table:style-name="ce23">
            <text:p>ɔ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47">
            <text:p>(?&lt;!ˈ)^es(?![aaɐeɛɨioɔuwɐ̃ẽĩõũ])</text:p>
          </table:table-cell>
          <table:table-cell office:value-type="string" table:style-name="ce23">
            <text:p>(ɨ)ʃ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44">
            <text:p>ou</text:p>
          </table:table-cell>
          <table:table-cell office:value-type="string" table:style-name="ce45">
            <text:p>o</text:p>
          </table:table-cell>
          <table:table-cell table:style-name="ce40"/>
          <table:table-cell table:style-name="ce46"/>
          <table:table-cell table:number-columns-repeated="16380" table:style-name="ce40"/>
        </table:table-row>
        <table:table-row table:style-name="ro8">
          <table:table-cell office:value-type="string" table:style-name="ce14">
            <text:p>a(?=(m|n|nh))</text:p>
          </table:table-cell>
          <table:table-cell office:value-type="string" table:style-name="ce15">
            <text:p>ɐ</text:p>
          </table:table-cell>
          <table:table-cell office:value-type="string" table:style-name="ce24">
            <text:p>é o mais regular dos processos</text:p>
          </table:table-cell>
          <table:table-cell office:value-type="string" table:style-name="ce29">
            <text:p>são todas tónicas</text:p>
          </table:table-cell>
          <table:table-cell table:number-columns-repeated="16380" table:style-name="ce10"/>
        </table:table-row>
        <table:table-row table:style-name="ro9">
          <table:table-cell office:value-type="string" table:style-name="ce22">
            <text:p>ch</text:p>
          </table:table-cell>
          <table:table-cell office:value-type="string" table:style-name="ce23">
            <text:p>ʃ</text:p>
          </table:table-cell>
          <table:table-cell table:style-name="ce37"/>
          <table:table-cell table:style-name="ce32"/>
          <table:table-cell table:number-columns-repeated="16380" table:style-name="ce24"/>
        </table:table-row>
        <table:table-row table:style-name="ro10">
          <table:table-cell office:value-type="string" table:style-name="ce22">
            <text:p>nh</text:p>
          </table:table-cell>
          <table:table-cell office:value-type="string" table:style-name="ce23">
            <text:p>ɲ</text:p>
          </table:table-cell>
          <table:table-cell table:style-name="ce37"/>
          <table:table-cell table:style-name="ce32"/>
          <table:table-cell table:number-columns-repeated="16380" table:style-name="ce24"/>
        </table:table-row>
        <table:table-row table:style-name="ro11">
          <table:table-cell office:value-type="string" table:style-name="ce22">
            <text:p>lh</text:p>
          </table:table-cell>
          <table:table-cell office:value-type="string" table:style-name="ce23">
            <text:p>ʎ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16">
            <text:p>x</text:p>
          </table:table-cell>
          <table:table-cell office:value-type="string" table:style-name="ce17">
            <text:p>ʃ</text:p>
          </table:table-cell>
          <table:table-cell table:style-name="ce24"/>
          <table:table-cell office:value-type="string" table:style-name="ce30">
            <text:p>EXAME É EXCEÇÃO</text:p>
          </table:table-cell>
          <table:table-cell table:number-columns-repeated="16380" table:style-name="ce18"/>
        </table:table-row>
        <table:table-row table:style-name="ro7">
          <table:table-cell office:value-type="string" table:style-name="ce34">
            <text:p>(?&lt;=[aɐeɛɨioɔujw])b(?=[aɐeɛɨijoɔuwɐ̃ẽĩõũj̃w̃])</text:p>
          </table:table-cell>
          <table:table-cell office:value-type="string" table:style-name="ce34">
            <text:p>β</text:p>
          </table:table-cell>
          <table:table-cell table:style-name="ce24"/>
          <table:table-cell table:style-name="ce43"/>
          <table:table-cell table:number-columns-repeated="22" table:style-name="ce37"/>
          <table:table-cell table:number-columns-repeated="16358" table:style-name="ce24"/>
        </table:table-row>
        <table:table-row table:style-name="ro7">
          <table:table-cell office:value-type="string" table:style-name="ce34">
            <text:p>(?&lt;=[aɐeɛɨioɔujw]ˈ)b(?=[aɐeɛɨijoɔuwɐ̃ẽĩõũj̃w̃])</text:p>
          </table:table-cell>
          <table:table-cell office:value-type="string" table:style-name="ce34">
            <text:p>β</text:p>
          </table:table-cell>
          <table:table-cell table:style-name="ce24"/>
          <table:table-cell office:value-type="string" table:style-name="ce43">
            <text:p>se incluísse o ' ia captar na mesma as nasais</text:p>
          </table:table-cell>
          <table:table-cell table:number-columns-repeated="22" table:style-name="ce37"/>
          <table:table-cell table:number-columns-repeated="16358" table:style-name="ce24"/>
        </table:table-row>
        <table:table-row table:style-name="ro12">
          <table:table-cell office:value-type="string" table:style-name="ce34">
            <text:p>(?&lt;=[aɐeɛɨioɔujw])d(?=[aɐeɛɨijoɔuwɐ̃ẽĩõũj̃w̃])</text:p>
          </table:table-cell>
          <table:table-cell office:value-type="string" table:style-name="ce23">
            <text:p>ð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2">
          <table:table-cell office:value-type="string" table:style-name="ce34">
            <text:p>(?&lt;=[aɐeɛɨioɔujw]ˈ)d(?=[aɐeɛɨijoɔuwɐ̃ẽĩõũj̃w̃])</text:p>
          </table:table-cell>
          <table:table-cell office:value-type="string" table:style-name="ce23">
            <text:p>ð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g(?=(ɐj|ɐ̃j̃|e|ẽ|ɛ|i|ĩ|ɨ))</text:p>
          </table:table-cell>
          <table:table-cell office:value-type="string" table:style-name="ce23">
            <text:p>ʒ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gu(?=(ɐj|ɐ̃j̃|e|ẽ|ɛ|i|ĩ|ɨ))</text:p>
          </table:table-cell>
          <table:table-cell office:value-type="string" table:style-name="ce23">
            <text:p>g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gu(?=(a|ɐ|ɐ̃))</text:p>
          </table:table-cell>
          <table:table-cell office:value-type="string" table:style-name="ce23">
            <text:p>gʷ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4">
            <text:p>(?&lt;=[aɐeɛɨioɔujw])g(?=[aɐeɛɨijoɔuwɐ̃ẽĩõũj̃w̃])</text:p>
          </table:table-cell>
          <table:table-cell office:value-type="string" table:style-name="ce23">
            <text:p>ɣ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34">
            <text:p>(?&lt;=[aɐeɛɨioɔujw]ˈ)g(?=[aɐeɛɨijoɔuwɐ̃ẽĩõũj̃w̃])</text:p>
          </table:table-cell>
          <table:table-cell office:value-type="string" table:style-name="ce23">
            <text:p>ɣ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8">
          <table:table-cell office:value-type="string" table:style-name="ce34">
            <text:p>(?&lt;=[aɐeɛɨijoɔuw])s(?=[aɐeɛɨijoɔuw])</text:p>
          </table:table-cell>
          <table:table-cell office:value-type="string" table:style-name="ce23">
            <text:p>z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8">
          <table:table-cell office:value-type="string" table:style-name="ce34">
            <text:p>(?&lt;=[aɐeɛɨijoɔuw]ˈ)s(?=[aɐeɛɨijoɔuw])</text:p>
          </table:table-cell>
          <table:table-cell office:value-type="string" table:style-name="ce23">
            <text:p>z</text:p>
          </table:table-cell>
          <table:table-cell table:style-name="ce24"/>
          <table:table-cell office:value-type="string" table:style-name="ce32">
            <text:p>senão captava os s iniciais como seco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ç</text:p>
          </table:table-cell>
          <table:table-cell office:value-type="string" table:style-name="ce23">
            <text:p>s</text:p>
          </table:table-cell>
          <table:table-cell table:style-name="ce24"/>
          <table:table-cell office:value-type="string" table:style-name="ce32">
            <text:p>danzar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22">
            <text:p>c(?!ɐj|ɐ̃j̃|e|ẽ|ɛ|i|ĩ|ɨ|j)</text:p>
          </table:table-cell>
          <table:table-cell office:value-type="string" table:style-name="ce23">
            <text:p>k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9">
          <table:table-cell office:value-type="string" table:style-name="ce22">
            <text:p>c(?=(ɐj|e|ɛ|i|ɨ|j))</text:p>
          </table:table-cell>
          <table:table-cell office:value-type="string" table:style-name="ce23">
            <text:p>s</text:p>
          </table:table-cell>
          <table:table-cell table:style-name="ce24"/>
          <table:table-cell office:value-type="float" office:value="37" table:style-name="ce32">
            <text:p>37</text:p>
          </table:table-cell>
          <table:table-cell table:number-columns-repeated="16380" table:style-name="ce24"/>
        </table:table-row>
        <table:table-row table:style-name="ro9">
          <table:table-cell office:value-type="string" table:style-name="ce22">
            <text:p>s{2}</text:p>
          </table:table-cell>
          <table:table-cell office:value-type="string" table:style-name="ce23">
            <text:p>s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9">
          <table:table-cell office:value-type="string" table:style-name="ce22">
            <text:p>s(?=[ptkfs])</text:p>
          </table:table-cell>
          <table:table-cell office:value-type="string" table:style-name="ce23">
            <text:p>ʃ</text:p>
          </table:table-cell>
          <table:table-cell table:style-name="ce24"/>
          <table:table-cell office:value-type="float" office:value="24" table:style-name="ce32">
            <text:p>24</text:p>
          </table:table-cell>
          <table:table-cell table:number-columns-repeated="16380" table:style-name="ce24"/>
        </table:table-row>
        <table:table-row table:style-name="ro9">
          <table:table-cell office:value-type="string" table:style-name="ce22">
            <text:p>s(?=ˈ[ptkfs])</text:p>
          </table:table-cell>
          <table:table-cell office:value-type="string" table:style-name="ce23">
            <text:p>ʃ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3">
          <table:table-cell office:value-type="string" table:style-name="ce22">
            <text:p>s(?=[bdgmnɲrvzlʎ])</text:p>
          </table:table-cell>
          <table:table-cell office:value-type="string" table:style-name="ce23">
            <text:p>ʒ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s$</text:p>
          </table:table-cell>
          <table:table-cell office:value-type="string" table:style-name="ce23">
            <text:p>ʃ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z$</text:p>
          </table:table-cell>
          <table:table-cell office:value-type="string" table:style-name="ce23">
            <text:p>ʃ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9">
          <table:table-cell office:value-type="string" table:style-name="ce22">
            <text:p>qu(?=(ɐj|ɐ̃j̃|e|ẽ|ɛ|i|ĩ|ɨ))</text:p>
          </table:table-cell>
          <table:table-cell office:value-type="string" table:style-name="ce23">
            <text:p>k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9">
          <table:table-cell office:value-type="string" table:style-name="ce22">
            <text:p>qu(?=(a|ɐ|ɐ̃))</text:p>
          </table:table-cell>
          <table:table-cell office:value-type="string" table:style-name="ce23">
            <text:p>kʷ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1">
          <table:table-cell office:value-type="string" table:style-name="ce22">
            <text:p>^r</text:p>
          </table:table-cell>
          <table:table-cell office:value-type="string" table:style-name="ce23">
            <text:p>ʀ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1">
          <table:table-cell office:value-type="string" table:style-name="ce22">
            <text:p>^ˈr</text:p>
          </table:table-cell>
          <table:table-cell office:value-type="string" table:style-name="ce23">
            <text:p>ʀ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r{2}</text:p>
          </table:table-cell>
          <table:table-cell office:value-type="string" table:style-name="ce23">
            <text:p>ʀ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7">
          <table:table-cell office:value-type="string" table:style-name="ce22">
            <text:p>(?&lt;=[aɐeɛɨijoɔuw])r(?=[ˈbdfgʃɲʎʒklmnpstvz])</text:p>
          </table:table-cell>
          <table:table-cell office:value-type="string" table:style-name="ce23">
            <text:p>ɾ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2">
          <table:table-cell office:value-type="string" table:style-name="ce22">
            <text:p>r$</text:p>
          </table:table-cell>
          <table:table-cell office:value-type="string" table:style-name="ce23">
            <text:p>ɾ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8">
          <table:table-cell office:value-type="string" table:style-name="ce22">
            <text:p>(?&lt;=[aɐeɛɨijoɔuw])r(?=[aɐeɛɨijoɔuwɐ̃ẽĩj̃w̃])</text:p>
          </table:table-cell>
          <table:table-cell office:value-type="string" table:style-name="ce23">
            <text:p>ɾ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8">
          <table:table-cell office:value-type="string" table:style-name="ce22">
            <text:p>(?&lt;=[aɐeɛɨijoɔuw]ˈ)r(?=[aɐeɛɨijoɔuwɐ̃ẽĩj̃w̃])</text:p>
          </table:table-cell>
          <table:table-cell office:value-type="string" table:style-name="ce23">
            <text:p>ɾ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9">
          <table:table-cell office:value-type="string" table:style-name="ce22">
            <text:p>(?&lt;=[pbtdkgfv])r</text:p>
          </table:table-cell>
          <table:table-cell office:value-type="string" table:style-name="ce23">
            <text:p>ɾ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19">
            <text:p>(?&lt;=ˈ(b|β|k|d|ð|f|g|ɣ|ʃ||ɲ|ʎ|ʒ|l|m|n|p|ɾ|ʀ|s|t|v|z|pɾ|bɾ|tɾ|dɾ|kɾ|gɾ|fɾ|vɾ|pl|bl|kl|gl|fl))(?!õ)o</text:p>
          </table:table-cell>
          <table:table-cell office:value-type="string" table:style-name="ce20">
            <text:p>/O/</text:p>
          </table:table-cell>
          <table:table-cell table:style-name="ce24"/>
          <table:table-cell office:value-type="string" table:style-name="ce31">
            <text:p>tónicas, cuidado com as nasais (dezembro)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(?&lt;=ˈ)(?!õ)o</text:p>
          </table:table-cell>
          <table:table-cell office:value-type="string" table:style-name="ce20">
            <text:p>/O/</text:p>
          </table:table-cell>
          <table:table-cell table:style-name="ce24"/>
          <table:table-cell office:value-type="string" table:style-name="ce30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(?&lt;=ˈ(b|β|k|d|ð|f|g|ɣ|ʃ||ɲ|ʎ|ʒ|l|m|n|p|ɾ|ʀ|s|t|v|z|pɾ|bɾ|tɾ|dɾ|kɾ|gɾ|fɾ|vɾ|pl|bl|kl|gl|fl))(?!ẽ)e</text:p>
          </table:table-cell>
          <table:table-cell office:value-type="string" table:style-name="ce20">
            <text:p>/E/</text:p>
          </table:table-cell>
          <table:table-cell table:style-name="ce24"/>
          <table:table-cell office:value-type="string" table:style-name="ce31">
            <text:p>tónicas, cuidado com as nasais (dezembro) e eu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(?&lt;=ˈ)(?!ẽ)e</text:p>
          </table:table-cell>
          <table:table-cell office:value-type="string" table:style-name="ce20">
            <text:p>/E/</text:p>
          </table:table-cell>
          <table:table-cell table:style-name="ce24"/>
          <table:table-cell office:value-type="string" table:style-name="ce31">
            <text:p>tónicas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22">
            <text:p>(?&lt;=^)</text:p>
          </table:table-cell>
          <table:table-cell office:value-type="string" table:style-name="ce23">
            <text:p>[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style-name="ro1">
          <table:table-cell office:value-type="string" table:style-name="ce22">
            <text:p>(?&lt;=$)</text:p>
          </table:table-cell>
          <table:table-cell office:value-type="string" table:style-name="ce23">
            <text:p>]</text:p>
          </table:table-cell>
          <table:table-cell table:style-name="ce24"/>
          <table:table-cell table:style-name="ce32"/>
          <table:table-cell table:number-columns-repeated="16380" table:style-name="ce24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09:51:48Z</dc:date>
  </office:meta>
</office:document-meta>
</file>